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100000087C784A57C.jpg"/>
  <manifest:file-entry manifest:media-type="image/png" manifest:full-path="Pictures/10000000000003C10000003DE58A99A8.png"/>
  <manifest:file-entry manifest:media-type="image/png" manifest:full-path="Pictures/10000201000000FA000000886E6AD7B0.png"/>
  <manifest:file-entry manifest:media-type="image/jpeg" manifest:full-path="Pictures/10000000000003200000003222F1A715.jpg"/>
  <manifest:file-entry manifest:media-type="image/gif" manifest:full-path="Pictures/10000000000000A00000003F5CAFA97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2.632cm"/>
    </style:style>
    <style:style style:name="pr2" style:family="presentation" style:parent-style-name="Standard-notes">
      <style:graphic-properties draw:fill-color="#ffffff" draw:auto-grow-height="true" fo:min-height="11.432cm"/>
    </style:style>
    <style:style style:name="pr3" style:family="presentation" style:parent-style-name="Standard-outline1">
      <style:graphic-properties fo:min-height="12.323cm"/>
    </style:style>
    <style:style style:name="pr4" style:family="presentation" style:parent-style-name="Standard-notes">
      <style:graphic-properties draw:fill-color="#ffffff" fo:min-height="11.181cm"/>
    </style:style>
    <style:style style:name="pr5" style:family="presentation" style:parent-style-name="Standard-title">
      <style:graphic-properties fo:min-height="2.381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/>
    </style:style>
    <style:style style:name="T1" style:family="text">
      <style:text-properties fo:language="de" fo:country="CH"/>
    </style:style>
    <style:style style:name="T2" style:family="text">
      <style:text-properties fo:font-family="'Courier New'" style:font-family-generic="modern" style:font-pitch="fixed"/>
    </style:style>
    <text:list-style style:name="L1">
      <text:list-level-style-number text:level="1" style:num-format="">
        <style:list-level-properties/>
        <style:text-properties fo:color="#2f26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8cm"/>
        <style:text-properties fo:font-family="Arial" style:font-family-generic="swiss" style:font-pitch="variable" fo:color="#000000" fo:font-size="100%"/>
      </text:list-level-style-bullet>
      <text:list-level-style-bullet text:level="2" text:bullet-char="">
        <style:list-level-properties text:space-before="1.111cm" text:min-label-width="0.6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222cm" text:min-label-width="0.481cm"/>
        <style:text-properties fo:font-family="Wingdings" style:font-pitch="variable" style:font-charset="x-symbol" fo:color="#000000" fo:font-size="100%"/>
      </text:list-level-style-bullet>
      <text:list-level-style-bullet text:level="4" text:bullet-char="">
        <style:list-level-properties text:space-before="3.02cm" text:min-label-width="0.622cm"/>
        <style:text-properties fo:font-family="Wingdings" style:font-pitch="variable" style:font-charset="x-symbol" fo:color="#000000" fo:font-size="100%"/>
      </text:list-level-style-bullet>
      <text:list-level-style-bullet text:level="5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6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7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8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9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10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le" draw:style-name="dp1" draw:master-page-name="Standard" presentation:presentation-page-layout-name="AL1T0">
        <office:forms form:automatic-focus="false" form:apply-design-mode="false"/>
        <draw:frame presentation:style-name="pr1" draw:layer="layout" svg:width="21.59cm" svg:height="2.892cm" svg:x="1.91cm" svg:y="7.5cm" presentation:class="title" presentation:user-transformed="true">
          <draw:text-box>
            <text:p text:style-name="P1">Yeti Refactoring Extension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Übersicht" draw:style-name="dp1" draw:master-page-name="Standard" presentation:presentation-page-layout-name="AL2T1">
        <office:forms form:automatic-focus="false" form:apply-design-mode="false"/>
        <draw:frame presentation:style-name="pr1" draw:layer="layout" svg:width="21.59cm" svg:height="2.892cm" svg:x="1.905cm" svg:y="2.259cm" presentation:class="title">
          <draw:text-box>
            <text:p>Übersicht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<text:span text:style-name="T1">Weshalb </text:span>Refactoring</text:p>
              </text:list-item>
              <text:list-item>
                <text:p>Nicht OO Refactorings</text:p>
              </text:list-item>
              <text:list-item>
                <text:p>Existierende Refactoring PlugIns</text:p>
              </text:list-item>
              <text:list-item>
                <text:p>Der C Pre-Processor</text:p>
              </text:list-item>
              <text:list-item>
                <text:p>Eclipse Language Toolkit</text:p>
              </text:list-item>
              <text:list-item>
                <text:p>Zukünftige Erweiterungen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Weshalb Refactoring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Weshalb Refactoring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ssere Lesbarkeit</text:p>
              </text:list-item>
              <text:list-item>
                <text:p>Erweiterungen Erleichtern</text:p>
              </text:list-item>
              <text:list-item>
                <text:p>Anheben auf höhere Abstraktionsstufe</text:p>
              </text:list-item>
              <text:list-item>
                <text:p>Wandel der Funktionalität =&gt; <text:line-break/>inkonsistente Namensgebung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Non OO Refactorings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Nicht OO Refactoring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kannte Refactorings oft OO Spezifisch</text:p>
              </text:list-item>
              <text:list-item>
                <text:p>Prozedurale Refactorings? NesC Refactorings?</text:p>
                <text:list>
                  <text:list-item>
                    <text:p>Rename</text:p>
                  </text:list-item>
                  <text:list-item>
                    <text:p>Extract Function</text:p>
                  </text:list-item>
                  <text:list-item>
                    <text:p>Intoduce Al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Bestehende Lösungen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Verwenden oft einen AST Writer</text:p>
              </text:list-item>
              <text:list-item>
                <text:p>Refactoring für Skriptsprachen sehr eingeschränkt</text:p>
                <text:p/>
                <text:p/>
                <text:p/>
              </text:list-item>
              <text:list-item>
                <text:p>Eclipse C Plugin does not provide full Refactoring Support.</text:p>
                <text:p/>
              </text:list-item>
            </text:list>
          </draw:text-box>
        </draw:frame>
        <draw:frame presentation:style-name="pr5" draw:layer="layout" svg:width="21.59cm" svg:height="2.641cm" svg:x="1.905cm" svg:y="2.384cm" presentation:class="title">
          <draw:text-box>
            <text:p>Existierende Refactoring Lösungen</text:p>
          </draw:text-box>
        </draw:frame>
        <draw:frame draw:style-name="gr2" draw:text-style-name="P2" draw:layer="layout" svg:width="9.5cm" svg:height="2.283cm" svg:x="4.3cm" svg:y="7.9cm">
          <draw:text-box>
            <text:p text:style-name="P2"><text:span text:style-name="T2">$i = 4;</text:span></text:p>
            <text:p text:style-name="P2"><text:span text:style-name="T2">eval(„i++;“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C Pre-Processor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Der C Pre-Prozessor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Der Pre-Prozessor macht C zur Skriptsprache</text:p>
                <text:p/>
                <text:p/>
                <text:p/>
                <text:p/>
                <text:p/>
                <text:p>=&gt; Wir benutzen keinen AST Writer</text:p>
              </text:list-item>
            </text:list>
          </draw:text-box>
        </draw:frame>
        <draw:frame draw:style-name="gr2" draw:text-style-name="P2" draw:layer="layout" svg:width="18cm" svg:height="5.331cm" svg:x="3.5cm" svg:y="6.5cm">
          <draw:text-box>
            <text:p text:style-name="P2"><text:span text:style-name="T2">#define RESET r=0;</text:span></text:p>
            <text:p text:style-name="P2"><text:span text:style-name="T2">if(neuStart)</text:span></text:p>
            <text:p text:style-name="P2"><text:span text:style-name="T2">{</text:span></text:p>
            <text:p text:style-name="P2"><text:span text:style-name="T2"><text:s text:c="2"/></text:span><text:span text:style-name="T2">RESET;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Das Eclipse Language Toolkit (LTK)</text:p>
          </draw:text-box>
        </draw:frame>
        <draw:frame presentation:style-name="pr3" draw:layer="layout" svg:width="21.59cm" svg:height="12.573cm" svg:x="1.905cm" svg:y="4.867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">
            <style:list-level-properties text:space-before="1.111cm" text:min-label-width="0.6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62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76cm"/>
          <style:tab-stop style:position="4.916cm"/>
          <style:tab-stop style:position="7.456cm"/>
          <style:tab-stop style:position="9.996cm"/>
          <style:tab-stop style:position="12.536cm"/>
          <style:tab-stop style:position="15.076cm"/>
          <style:tab-stop style:position="17.616cm"/>
          <style:tab-stop style:position="20.156cm"/>
          <style:tab-stop style:position="22.696cm"/>
          <style:tab-stop style:position="25.2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111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2f26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uj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huj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huj-notes" style:family="presentation">
      <style:graphic-properties draw:stroke="none" draw:fill="none">
        <text:list-style style:name="huj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huj-outline1" style:family="presentation">
      <style:graphic-properties draw:stroke="none" draw:fill="none" draw:auto-grow-height="false" draw:fit-to-size="shrink-to-fit">
        <text:list-style style:name="huj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">
            <style:list-level-properties text:space-before="1.111cm" text:min-label-width="0.6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62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uj-outline2" style:family="presentation" style:parent-style-name="huj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huj-outline3" style:family="presentation" style:parent-style-name="huj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76cm"/>
          <style:tab-stop style:position="4.916cm"/>
          <style:tab-stop style:position="7.456cm"/>
          <style:tab-stop style:position="9.996cm"/>
          <style:tab-stop style:position="12.536cm"/>
          <style:tab-stop style:position="15.076cm"/>
          <style:tab-stop style:position="17.616cm"/>
          <style:tab-stop style:position="20.156cm"/>
          <style:tab-stop style:position="22.696cm"/>
          <style:tab-stop style:position="25.2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huj-outline4" style:family="presentation" style:parent-style-name="huj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5" style:family="presentation" style:parent-style-name="huj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6" style:family="presentation" style:parent-style-name="huj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7" style:family="presentation" style:parent-style-name="huj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8" style:family="presentation" style:parent-style-name="huj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9" style:family="presentation" style:parent-style-name="huj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subtitle" style:family="presentation">
      <style:graphic-properties draw:stroke="none" draw:fill="none" draw:textarea-vertical-align="middle">
        <text:list-style style:name="huj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111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uj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huj-title">
          <text:list-level-style-number text:level="1" style:num-format="">
            <style:list-level-properties/>
            <style:text-properties fo:color="#2f26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huj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4" style:family="presentation" style:parent-style-name="huj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huj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font-size="14pt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5.4cm" svg:height="1.587cm" svg:x="0cm" svg:y="17.463cm">
        <draw:image xlink:href="Pictures/10000000000003200000003222F1A715.jpg" xlink:type="simple" xlink:show="embed" xlink:actuate="onLoad">
          <text:p/>
        </draw:image>
      </draw:frame>
      <draw:frame presentation:style-name="Standard-title" draw:layer="backgroundobjects" svg:width="21.59cm" svg:height="2.631cm" svg:x="1.905cm" svg:y="2.389cm" presentation:class="title" presentation:placeholder="true">
        <draw:text-box/>
      </draw:frame>
      <draw:frame presentation:style-name="Standard-outline1" draw:layer="backgroundobjects" svg:width="21.59cm" svg:height="12.573cm" svg:x="1.905cm" svg:y="4.867cm" presentation:class="outline" presentation:placeholder="true">
        <draw:text-box/>
      </draw:frame>
      <draw:frame draw:style-name="Mgr4" draw:text-style-name="MP4" draw:layer="backgroundobjects" svg:width="4.221cm" svg:height="2.296cm" svg:x="0.4cm" svg:y="-0.096cm">
        <draw:image xlink:href="Pictures/10000201000000FA000000886E6AD7B0.png" xlink:type="simple" xlink:show="embed" xlink:actuate="onLoad">
          <text:p/>
        </draw:image>
      </draw:frame>
      <draw:frame draw:style-name="Mgr4" draw:text-style-name="MP4" draw:layer="backgroundobjects" svg:width="2.54cm" svg:height="1cm" svg:x="21cm" svg:y="0.5cm">
        <draw:image xlink:href="Pictures/10000000000000A00000003F5CAFA97C.gif" xlink:type="simple" xlink:show="embed" xlink:actuate="onLoad">
          <text:p/>
        </draw:image>
      </draw:frame>
      <draw:frame draw:style-name="Mgr4" draw:text-style-name="MP4" draw:layer="backgroundobjects" svg:width="3.5cm" svg:height="1.339cm" svg:x="11.8cm" svg:y="0.4cm">
        <draw:image xlink:href="Pictures/100000000000016100000087C784A57C.jpg" xlink:type="simple" xlink:show="embed" xlink:actuate="onLoad">
          <text:p/>
        </draw:image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1" draw:text-style-name="MP8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6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2" draw:text-style-name="MP8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huj" style:page-layout-name="PM1" draw:style-name="Mdp1">
      <office:forms form:automatic-focus="false" form:apply-design-mode="false"/>
      <draw:frame presentation:style-name="huj-title" draw:layer="backgroundobjects" svg:width="21.59cm" svg:height="3.176cm" svg:x="1.909cm" svg:y="4.444cm" presentation:class="title" presentation:placeholder="true">
        <draw:text-box/>
      </draw:frame>
      <draw:frame presentation:style-name="Mpr3" draw:text-style-name="MP10" draw:layer="backgroundobjects" svg:width="5.926cm" svg:height="1.324cm" svg:x="19.474cm" svg:y="17.726cm" presentation:class="page-number">
        <draw:text-box>
          <text:list text:style-name="ML1">
            <text:list-header>
              <text:p text:style-name="MP9"><text:span text:style-name="MT3"><text:page-number>&lt;Nummer&gt;</text:page-number></text:span></text:p>
            </text:list-header>
          </text:list>
        </draw:text-box>
      </draw:frame>
      <draw:frame presentation:style-name="huj-outline1" draw:layer="backgroundobjects" svg:width="22.859cm" svg:height="12.573cm" svg:x="1.27cm" svg:y="4.457cm" presentation:class="outline" presentation:placeholder="true">
        <draw:text-box/>
      </draw:frame>
      <draw:frame draw:style-name="Mgr4" draw:text-style-name="MP4" draw:layer="backgroundobjects" svg:width="6cm" svg:height="3.264cm" svg:x="1cm" svg:y="0.204cm">
        <draw:image xlink:href="Pictures/10000201000000FA000000886E6AD7B0.png" xlink:type="simple" xlink:show="embed" xlink:actuate="onLoad">
          <text:p/>
        </draw:image>
      </draw:frame>
      <draw:frame draw:style-name="Mgr4" draw:text-style-name="MP4" draw:layer="backgroundobjects" svg:width="25.399cm" svg:height="1.611cm" svg:x="0.101cm" svg:y="17.539cm">
        <draw:image xlink:href="Pictures/10000000000003C10000003DE58A99A8.png" xlink:type="simple" xlink:show="embed" xlink:actuate="onLoad">
          <text:p/>
        </draw:image>
      </draw:frame>
      <draw:frame draw:style-name="Mgr4" draw:text-style-name="MP4" draw:layer="backgroundobjects" svg:width="4.232cm" svg:height="1.666cm" svg:x="20cm" svg:y="1cm">
        <draw:image xlink:href="Pictures/10000000000000A00000003F5CAFA97C.gif" xlink:type="simple" xlink:show="embed" xlink:actuate="onLoad">
          <text:p/>
        </draw:image>
      </draw:frame>
      <draw:frame draw:style-name="Mgr4" draw:text-style-name="MP4" draw:layer="backgroundobjects" svg:width="5.5cm" svg:height="2.104cm" svg:x="10.5cm" svg:y="0.896cm">
        <draw:image xlink:href="Pictures/100000000000016100000087C784A57C.jpg" xlink:type="simple" xlink:show="embed" xlink:actuate="onLoad">
          <text:p/>
        </draw:image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4" draw:text-style-name="MP8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huj-title" draw:layer="backgroundobjects" svg:width="12.7cm" svg:height="9.526cm" svg:x="3.175cm" svg:y="1.904cm" presentation:class="page"/>
        <draw:frame presentation:style-name="huj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5" draw:text-style-name="MP8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Yeti Refactoring Extension</dc:title>
    <meta:creation-date>2010-09-07T14:34:10</meta:creation-date>
    <meta:editing-cycles>14</meta:editing-cycles>
    <meta:editing-duration>PT01H55M00S</meta:editing-duration>
    <meta:generator>OpenOffice.org/3.2$Linux OpenOffice.org_project/320m12$Build-9483</meta:generator>
    <dc:date>2010-09-07T16:29:06</dc:date>
    <meta:document-statistic meta:object-count="66"/>
  </office:meta>
</office:document-meta>
</file>